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bee" officeooo:paragraph-rsid="0005dbe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5dbee" officeooo:paragraph-rsid="0005dbe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778a6" officeooo:paragraph-rsid="000778a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7369" officeooo:paragraph-rsid="0008736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90cc9" officeooo:paragraph-rsid="00090cc9"/>
    </style:style>
    <style:style style:name="P6" style:family="paragraph" style:parent-style-name="Standard">
      <style:paragraph-properties fo:text-align="center" style:justify-single-word="false"/>
      <style:text-properties officeooo:rsid="000e59c6" officeooo:paragraph-rsid="000e59c6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e59c6" officeooo:paragraph-rsid="000e59c6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0e59c6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f9ff3" officeooo:paragraph-rsid="000f9ff3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172f9" officeooo:paragraph-rsid="001172f9"/>
    </style:style>
    <style:style style:name="P11" style:family="paragraph" style:parent-style-name="Standard">
      <style:paragraph-properties fo:text-align="start" style:justify-single-word="false"/>
      <style:text-properties officeooo:rsid="001172f9" officeooo:paragraph-rsid="001172f9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1172f9" officeooo:paragraph-rsid="001172f9"/>
    </style:style>
    <style:style style:name="P13" style:family="paragraph" style:parent-style-name="Standard">
      <style:text-properties officeooo:rsid="001aabe8" officeooo:paragraph-rsid="0011e1dd"/>
    </style:style>
    <style:style style:name="P14" style:family="paragraph" style:parent-style-name="Standard">
      <style:text-properties fo:font-style="italic" officeooo:rsid="001d44b4" officeooo:paragraph-rsid="0011e1dd" style:font-style-asian="italic" style:font-style-complex="italic"/>
    </style:style>
    <style:style style:name="P15" style:family="paragraph" style:parent-style-name="Standard">
      <style:text-properties officeooo:rsid="00246173" officeooo:paragraph-rsid="0011e1dd"/>
    </style:style>
    <style:style style:name="P16" style:family="paragraph" style:parent-style-name="Standard">
      <style:text-properties officeooo:rsid="00226e51" officeooo:paragraph-rsid="0011e1dd"/>
    </style:style>
    <style:style style:name="P17" style:family="paragraph" style:parent-style-name="Standard">
      <style:text-properties officeooo:rsid="001e6417" officeooo:paragraph-rsid="0011e1dd"/>
    </style:style>
    <style:style style:name="P18" style:family="paragraph" style:parent-style-name="Standard">
      <style:text-properties officeooo:rsid="001b8a3e" officeooo:paragraph-rsid="0011e1dd"/>
    </style:style>
    <style:style style:name="P19" style:family="paragraph" style:parent-style-name="Standard">
      <style:text-properties officeooo:rsid="001d44b4" officeooo:paragraph-rsid="0011e1dd"/>
    </style:style>
    <style:style style:name="P20" style:family="paragraph" style:parent-style-name="Standard">
      <style:text-properties officeooo:rsid="001f90b5" officeooo:paragraph-rsid="0011e1dd"/>
    </style:style>
    <style:style style:name="P21" style:family="paragraph" style:parent-style-name="Standard">
      <style:text-properties officeooo:rsid="0011e1dd" officeooo:paragraph-rsid="0011e1dd"/>
    </style:style>
    <style:style style:name="P22" style:family="paragraph" style:parent-style-name="Standard">
      <style:paragraph-properties fo:text-align="start" style:justify-single-word="false" fo:break-before="page"/>
      <style:text-properties officeooo:rsid="001172f9" officeooo:paragraph-rsid="001172f9"/>
    </style:style>
    <style:style style:name="T1" style:family="text">
      <style:text-properties officeooo:rsid="0007e406"/>
    </style:style>
    <style:style style:name="T2" style:family="text">
      <style:text-properties officeooo:rsid="00089bdf"/>
    </style:style>
    <style:style style:name="T3" style:family="text">
      <style:text-properties officeooo:rsid="000a0d86"/>
    </style:style>
    <style:style style:name="T4" style:family="text">
      <style:text-properties officeooo:rsid="000e59c6"/>
    </style:style>
    <style:style style:name="T5" style:family="text">
      <style:text-properties officeooo:rsid="001172f9"/>
    </style:style>
    <style:style style:name="T6" style:family="text">
      <style:text-properties officeooo:rsid="0011e1dd"/>
    </style:style>
    <style:style style:name="T7" style:family="text">
      <style:text-properties officeooo:rsid="001aabe8"/>
    </style:style>
    <style:style style:name="T8" style:family="text">
      <style:text-properties officeooo:rsid="001b8a3e"/>
    </style:style>
    <style:style style:name="T9" style:family="text">
      <style:text-properties officeooo:rsid="001e64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ội dung họp nhóm</text:p>
      <text:list xml:id="list22042582" text:style-name="L1">
        <text:list-item>
          <text:p text:style-name="P2">Chủ đề: Cửa hàng mua bán điện thoại</text:p>
        </text:list-item>
        <text:list-item>
          <text:p text:style-name="P2">Mô hình kinh doanh: C2C</text:p>
        </text:list-item>
        <text:list-item>
          <text:p text:style-name="P2">Nền tảng: Website</text:p>
        </text:list-item>
        <text:list-item>
          <text:p text:style-name="P2">Mục đích: Cho phép người bán đăng tin bán hàng, người mua mua hàng. </text:p>
        </text:list-item>
        <text:list-item>
          <text:p text:style-name="P3">Quy trình phát triển phần mềm: - Agile</text:p>
        </text:list-item>
        <text:list-item>
          <text:p text:style-name="P3">Framework - công nghệ : ( Thảo luận ) //</text:p>
        </text:list-item>
        <text:list-item>
          <text:p text:style-name="P3">Ngôn ngữ lập trình: Backend – Fontend</text:p>
        </text:list-item>
        <text:list-item>
          <text:p text:style-name="P3">Hệ quản trị cơ sở dữ liệu <text:span text:style-name="T1">và ngôn ngữ cơ sở dữ liệu: Portage</text:span></text:p>
        </text:list-item>
        <text:list-item>
          <text:p text:style-name="P4">Chọn template cho admin, users. <text:span text:style-name="T3">( Yêu cầu của khách hàng doanh nghiệp. )</text:span></text:p>
        </text:list-item>
        <text:list-item>
          <text:p text:style-name="P4">Chức năng cơ bản của website. <text:span text:style-name="T2">Người bán, người mua, admin - quản lý</text:span></text:p>
        </text:list-item>
        <text:list-item>
          <text:p text:style-name="P5">Từ chức năng phân tích cơ sở dữ liệu.</text:p>
        </text:list-item>
      </text:list>
      <text:p text:style-name="P6">Kết quả họp nhóm</text:p>
      <text:list xml:id="list129307697" text:style-name="L2">
        <text:list-item>
          <text:p text:style-name="P7">Quy trình phát triển phần mềm: Alige – Scrum. </text:p>
        </text:list-item>
        <text:list-item>
          <text:p text:style-name="P7">Backend: Python – javascript, OpenERP, Odoo, Portage</text:p>
        </text:list-item>
        <text:list-item>
          <text:p text:style-name="P7">Font-end: Sử dụng template Resale – Có chỉnh sửa như sau:</text:p>
          <text:list>
            <text:list-item>
              <text:p text:style-name="P7">Header: 3 hàng </text:p>
              <text:list>
                <text:list-item>
                  <text:p text:style-name="P7">hàng 1: Hotline liên hệ - đăng ký đăng nhập</text:p>
                </text:list-item>
                <text:list-item>
                  <text:p text:style-name="P7">hàng 2: Logo - Tìm kiếm - Giỏ hàng</text:p>
                </text:list-item>
                <text:list-item>
                  <text:p text:style-name="P8"><text:span text:style-name="T4">hàng 3: Thanh menu điều hướng bao gồm: trang chủ - liên hệ - tin tức - danh mục sản phẩm – danh mục sản phẩm vip</text:span></text:p>
                </text:list-item>
              </text:list>
            </text:list-item>
            <text:list-item>
              <text:p text:style-name="P7">Slider: Trượt 3 slide quảng cáo. </text:p>
            </text:list-item>
            <text:list-item>
              <text:p text:style-name="P7">Điều hướng: bao gồm các cục thuơng hiệu sản phẩm. Giữ nguyên k chỉnh sửa</text:p>
            </text:list-item>
            <text:list-item>
              <text:p text:style-name="P7">Trending Ads: Thay bằng khu vực quảng cáo sản phẩm VIP – 8 sản phẩm thêm 1 nút Xem thêm - click vào thêm 8 sản phẩm. Tối đa 32 phẩm. </text:p>
            </text:list-item>
            <text:list-item>
              <text:p text:style-name="P7">Brand: thương hiệu slide trượt + 1 module đăng ký nhận tin tức quảng cáo.</text:p>
            </text:list-item>
            <text:list-item>
              <text:p text:style-name="P7">Footer: <text:s/>4 cột</text:p>
              <text:list>
                <text:list-item>
                  <text:p text:style-name="P7">Địa chỉ thông tin liên lạc logo của Cty.</text:p>
                </text:list-item>
                <text:list-item>
                  <text:p text:style-name="P7">Menu chính sách liên hệ.</text:p>
                </text:list-item>
                <text:list-item>
                  <text:p text:style-name="P7">Menu danh mục sản phẩm</text:p>
                </text:list-item>
                <text:list-item>
                  <text:p text:style-name="P7">Đặt fanpage. Hoặc làm app thống kê lượt truy cập. </text:p>
                </text:list-item>
              </text:list>
            </text:list-item>
          </text:list>
        </text:list-item>
        <text:list-item>
          <text:p text:style-name="P9">Phân tích chức năng tạm thời </text:p>
          <text:list>
            <text:list-item>
              <text:p text:style-name="P9">Admin: </text:p>
              <text:list>
                <text:list-item>
                  <text:p text:style-name="P9">Quản lý tin</text:p>
                </text:list-item>
                <text:list-item>
                  <text:p text:style-name="P9">Quản lý user</text:p>
                </text:list-item>
                <text:list-item>
                  <text:p text:style-name="P9">Thống kê doanh thu: từ phí đăng tin, phí bảo hiểm sản phẩm, phí vận chuyển ( tính theo ký ).</text:p>
                </text:list-item>
              </text:list>
            </text:list-item>
            <text:list-item>
              <text:p text:style-name="P9">Admin kho: </text:p>
              <text:list>
                <text:list-item>
                  <text:p text:style-name="P9">Nhập đơn hàng ( Người bán xác nhận bán hàng và chuyển hàng lên kho ).</text:p>
                </text:list-item>
                <text:list-item>
                  <text:p text:style-name="P9">Quản lý kho theo đơn hàng.</text:p>
                </text:list-item>
                <text:list-item>
                  <text:p text:style-name="P10">Xác nhận đơn hàng .</text:p>
                </text:list-item>
              </text:list>
            </text:list-item>
            <text:list-item>
              <text:p text:style-name="P9">Người bán hàng:</text:p>
              <text:list>
                <text:list-item>
                  <text:p text:style-name="P9">Quản lý tin ( gói tin vip, thường, push )</text:p>
                </text:list-item>
                <text:list-item>
                  <text:p text:style-name="P9">Thống kê lịch sử giao dịch ( bao gồm mua gói tin – bán sản phẩm tức là khi gửi lên trên kho )</text:p>
                </text:list-item>
                <text:list-item>
                  <text:p text:style-name="P10">Tình trạng đơn hàng ( gửi lên kho ) </text:p>
                </text:list-item>
                <text:list-item>
                  <text:p text:style-name="P9">Tình trạng đơn hàng ( với người mua ). Đánh <text:span text:style-name="T5">giá</text:span></text:p>
                </text:list-item>
                <text:list-item>
                  <text:p text:style-name="P9">Đăng sản phẩm.</text:p>
                </text:list-item>
                <text:list-item>
                  <text:p text:style-name="P9">Quản lý kho</text:p>
                </text:list-item>
                <text:list-item>
                  <text:p text:style-name="P9">Thống kê</text:p>
                </text:list-item>
              </text:list>
            </text:list-item>
            <text:list-item>
              <text:p text:style-name="P9">Mua hàng:</text:p>
              <text:list>
                <text:list-item>
                  <text:p text:style-name="P9">Xem lịch sử mua</text:p>
                </text:list-item>
                <text:list-item>
                  <text:p text:style-name="P9">Tình trạng đơn hàng. Đán<text:span text:style-name="T5">h giá</text:span></text:p>
                </text:list-item>
              </text:list>
            </text:list-item>
          </text:list>
        </text:list-item>
        <text:list-item>
          <text:p text:style-name="P10">Qui trình mua hàng: </text:p>
        </text:list-item>
      </text:list>
      <text:p text:style-name="P11"><text:tab/>Xem hàng → Đặt mua → Thanh toán → Xác nhận ( Đồng ý, Hủy ) → Đóng gói → Chuyển <text:tab/>hàng (Nhận hàng, Không nhận) → Đánh giá</text:p>
      <text:p text:style-name="P22"/>
      <text:list xml:id="list2147978001" text:style-name="L5">
        <text:list-item>
          <text:p text:style-name="P12">Data <text:span text:style-name="T6">base:</text:span></text:p>
        </text:list-item>
      </text:list>
      <text:p text:style-name="P13">Table: Product</text:p>
      <text:p text:style-name="P14">+ Id Mã tự tăng 1-&gt;</text:p>
      <text:p text:style-name="P13">+ ProductID</text:p>
      <text:p text:style-name="P13">+ Name</text:p>
      <text:p text:style-name="P13">+ Detail <text:span text:style-name="T6">( Mô tả ngắn vê2 sản phẩm )</text:span></text:p>
      <text:p text:style-name="P13">+ From <text:span text:style-name="T6">( Xuất sử )</text:span></text:p>
      <text:p text:style-name="P13">+ Created</text:p>
      <text:p text:style-name="P13">+ Modified</text:p>
      <text:p text:style-name="P13">+ Is Active</text:p>
      <text:p text:style-name="P13">+ Type ( Máy tính bảng, điện thoại )</text:p>
      <text:p text:style-name="P13">+ Supplier ID</text:p>
      <text:p text:style-name="P15">+ Is Sales.</text:p>
      <text:p text:style-name="P21">+ ID Người bán</text:p>
      <text:p text:style-name="P13"/>
      <text:p text:style-name="P16">Table: Sales</text:p>
      <text:p text:style-name="P16">+ID</text:p>
      <text:p text:style-name="P16">+Product_ID</text:p>
      <text:p text:style-name="P16">+Percent</text:p>
      <text:p text:style-name="P16">+Date_start.</text:p>
      <text:p text:style-name="P16">+Date_end.</text:p>
      <text:p text:style-name="P13"/>
      <text:p text:style-name="P13">Table: Category</text:p>
      <text:p text:style-name="P17">+ Id</text:p>
      <text:p text:style-name="P13">+ CategoryID</text:p>
      <text:p text:style-name="P13">+ Name</text:p>
      <text:p text:style-name="P13">+ Quality</text:p>
      <text:p text:style-name="P13">+ Created</text:p>
      <text:p text:style-name="P13">+ Modified</text:p>
      <text:p text:style-name="P13">+ Is Active</text:p>
      <text:p text:style-name="P13"/>
      <text:p text:style-name="P13">Table: Relationship Product-Category</text:p>
      <text:p text:style-name="P17">+ Id </text:p>
      <text:p text:style-name="P13">+ ProductID</text:p>
      <text:p text:style-name="P13">+ CategoryID</text:p>
      <text:p text:style-name="P13"/>
      <text:p text:style-name="P13">Table: Attribute <text:span text:style-name="T6">( Bảng thuộc tính )</text:span></text:p>
      <text:p text:style-name="P13"/>
      <text:p text:style-name="P18">+ Id</text:p>
      <text:p text:style-name="P18">+ Code</text:p>
      <text:p text:style-name="P18">+ Label</text:p>
      <text:p text:style-name="P18">+ Type</text:p>
      <text:p text:style-name="P18">+ Is Required</text:p>
      <text:p text:style-name="P18">+ Is Unique</text:p>
      <text:p text:style-name="P19"/>
      <text:p text:style-name="P19">Talbe: Relationship Product_Attribute <text:span text:style-name="T6">( Bảng giá trị thuộc tính )</text:span></text:p>
      <text:p text:style-name="P19"/>
      <text:p text:style-name="P19">+ ID</text:p>
      <text:p text:style-name="P19">+ <text:span text:style-name="T7">ProductID</text:span></text:p>
      <text:p text:style-name="P19">+ <text:span text:style-name="T8">Code</text:span></text:p>
      <text:p text:style-name="P19">+ <text:span text:style-name="T9">Value</text:span></text:p>
      <text:p text:style-name="P19"/>
      <text:p text:style-name="P20">Table: Supplier</text:p>
      <text:p text:style-name="P20">+ ID</text:p>
      <text:p text:style-name="P20">+ Supplier ID</text:p>
      <text:p text:style-name="P20">+ Name</text:p>
      <text:p text:style-name="P20"><text:soft-page-break/>+ Phone</text:p>
      <text:p text:style-name="P20">+ Address</text:p>
      <text:p text:style-name="P20">+ Created</text:p>
      <text:p text:style-name="P20">+ Modifed</text:p>
      <text:p text:style-name="P20">+ Is Active</text:p>
      <text:p text:style-name="P21"/>
      <text:p text:style-name="P21">Table: Nguời bán</text:p>
      <text:p text:style-name="P21">+ ID</text:p>
      <text:p text:style-name="P21">+ ID user</text:p>
      <text:p text:style-name="P21">+ Số lượng tin</text:p>
      <text:p text:style-name="P21">+ Số lượng push</text:p>
      <text:p text:style-name="P21">+ Số lượng VIP</text:p>
      <text:p text:style-name="P21"/>
      <text:p text:style-name="P21">Table: Giao dịch</text:p>
      <text:p text:style-name="P21">+ ID</text:p>
      <text:p text:style-name="P21">+ Mã giao dịch</text:p>
      <text:p text:style-name="P21">+ Tên giao dịch</text:p>
      <text:p text:style-name="P21">+ Số tiền</text:p>
      <text:p text:style-name="P21">+ Tình trạng</text:p>
      <text:p text:style-name="P21">+ Created</text:p>
      <text:p text:style-name="P21">+ Modified</text:p>
      <text:p text:style-name="P21">+ Is actived</text:p>
      <text:p text:style-name="P21"/>
      <text:p text:style-name="P21">Table: Dịch vụ</text:p>
      <text:p text:style-name="P21">+ ID</text:p>
      <text:p text:style-name="P21">+ Mã dịch vụ</text:p>
      <text:p text:style-name="P21">+ Tên dịch vụ</text:p>
      <text:p text:style-name="P21">+ Số tiền</text:p>
      <text:p text:style-name="P21"/>
      <text:p text:style-name="P21">Table: Chi tiết giao dịch: </text:p>
      <text:p text:style-name="P21">+ Mã giao dịch</text:p>
      <text:p text:style-name="P21">+ Mã dịch vụ</text:p>
      <text:p text:style-name="P21">+ Số luợng</text:p>
      <text:p text:style-name="P21"/>
      <text:p text:style-name="P21">Table: nhập kho</text:p>
      <text:p text:style-name="P21">+ ID</text:p>
      <text:p text:style-name="P21">+ Mã nhập kho</text:p>
      <text:p text:style-name="P21">+ Tổng tiền</text:p>
      <text:p text:style-name="P21">+ Chi phí vận chuyển.</text:p>
      <text:p text:style-name="P21">+ Phí bảo hiểm (%Tổng đơn hàng khoảng 10-15%)</text:p>
      <text:p text:style-name="P21"><text:s/></text:p>
      <text:p text:style-name="P21">Table: chi tiết nhập kho</text:p>
      <text:p text:style-name="P21">+ ID</text:p>
      <text:p text:style-name="P21">+ Mã nhập kho</text:p>
      <text:p text:style-name="P21">+ Mã sản phẩm</text:p>
      <text:p text:style-name="P21">+ Số lượng</text:p>
      <text:p text:style-name="P21"/>
      <text:p text:style-name="P21">Table: Hoá đơn ( Người mua - Người bán )</text:p>
      <text:p text:style-name="P21">+ ID</text:p>
      <text:p text:style-name="P21">+ Mã hoá đơn</text:p>
      <text:p text:style-name="P21">+ Tổng tiền</text:p>
      <text:p text:style-name="P21">+ ID User. </text:p>
      <text:p text:style-name="P21">Table: Chi tiết hóa đơn</text:p>
      <text:p text:style-name="P21">+ ID</text:p>
      <text:p text:style-name="P21">+ Mã hoá đơn</text:p>
      <text:p text:style-name="P21">+ Mã sản phẩm</text:p>
      <text:p text:style-name="P21">+ Số lượng </text:p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0:23:21.869615688</meta:creation-date>
    <dc:date>2018-09-16T18:45:01.049089021</dc:date>
    <meta:editing-duration>PT1H9M38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4" meta:paragraph-count="150" meta:word-count="815" meta:character-count="3457" meta:non-whitespace-character-count="2814"/>
  </office:meta>
</office:document-meta>
</file>